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Welcome to Sonic Pi v2.5<text:line-break/><text:line-break/># Waldfrieden Wobble Noise<text:line-break/><text:line-break/># Coded by Thomas Elsner<text:line-break/><text:line-break/>in_thread(name: :fullheartbeat) do<text:line-break/> <text:s/>loop do<text:line-break/> <text:s text:c="3"/>cue :tock<text:line-break/> <text:s text:c="3"/>sleep [2, 3].choose<text:line-break/> <text:s/>end<text:line-break/>end<text:line-break/>in_thread(name: :heartbeat) do<text:line-break/> <text:s/>loop do<text:line-break/> <text:s text:c="3"/>cue :tick<text:line-break/> <text:s text:c="3"/>sleep [1.52, 3.76].choose<text:line-break/> <text:s/>end<text:line-break/>end<text:line-break/>in_thread(name: :fmWobble) do<text:line-break/> <text:s/>use_random_seed 42<text:line-break/> <text:s/>use_synth :fm<text:line-break/> <text:s/>loop do<text:line-break/> <text:s text:c="3"/>sync :tick<text:line-break/> <text:s text:c="3"/>p = play chord(:Eb3, :minor).choose - [0, 12, -12].choose, divisor: 0.01, div_slide: rrand(0, 10), depth: rrand(0.001, 2), attack: 0.01, release: rrand(0, 5), amp: (rrand 0.1, 0.5)<text:line-break/> <text:s text:c="3"/>control p, divisor: rrand(0.001, 50)<text:line-break/> <text:s/>end<text:line-break/>end<text:line-break/>in_thread(name: :BackSamp1) do<text:line-break/> <text:s/>use_random_seed 2581<text:line-break/> <text:s text:c="3"/>loop do<text:line-break/> <text:s text:c="5"/>sync:tick<text:line-break/> <text:s text:c="5"/>sample :ambi_dark_woosh, attack: rrand(0, 5), release: rrand(0, 5), rate: rrand(-5, 5), amp: (rrand 0.1, 0.5)<text:line-break/> <text:s text:c="5"/>sleep sample_duration :ambi_dark_woosh<text:line-break/> <text:s text:c="3"/>end<text:line-break/> <text:s/>end<text:line-break/>in_thread(name: :BackSamp2) do<text:line-break/> <text:s/>use_random_seed 76<text:line-break/> <text:s/>loop do<text:line-break/> <text:s text:c="3"/>sync:tock<text:line-break/> <text:s text:c="3"/>sample :ambi_drone , attack: rrand(0, 5), release: rrand(0, 5), rate: rrand(-5, 5), amp: (rrand 0.1, 0.5)<text:line-break/> <text:s text:c="3"/>sleep sample_duration :ambi_drone<text:line-break/> <text:s/>end<text:line-break/>end<text:line-break/>in_thread(name: :BackSamp3) do<text:line-break/> <text:s/>use_random_seed 5<text:line-break/> <text:s/>loop do<text:line-break/> <text:s text:c="3"/>sync:tick<text:line-break/> <text:s text:c="3"/>sample :ambi_lunar_land , attack: rrand(0, 5), release: rrand(0, 5), rate: rrand(-5, 5), amp: (rrand 0.1, 1)<text:line-break/><text:soft-page-break/> <text:s text:c="3"/>sleep sample_duration :ambi_lunar_land<text:line-break/> <text:s/>end<text:line-break/>end<text:line-break/>in_thread(name: :Dambi) do<text:line-break/> <text:s/>use_random_seed 450<text:line-break/> <text:s/>use_synth :dark_ambience<text:line-break/> <text:s/>loop do<text:line-break/> <text:s text:c="3"/>sync :tock<text:line-break/> <text:s text:c="3"/>p = play chord([:Db3, :minor]).choose - [0, 12,].choose, div_slide: rrand(0, 8), <text:s/>attack: 0.04, release: rrand(0, 4.5), amp: (rrand 0.1, 1)<text:line-break/> <text:s text:c="3"/>control p, noise: rrand_i(0, 4)<text:line-break/> <text:s/>end<text:line-break/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01:01:55.19</meta:creation-date>
    <meta:document-statistic meta:table-count="0" meta:image-count="0" meta:object-count="0" meta:page-count="2" meta:paragraph-count="1" meta:word-count="207" meta:character-count="1620"/>
    <dc:date>2016-09-08T01:02:54.53</dc:date>
    <meta:editing-duration>PT1M</meta:editing-duration>
    <meta:editing-cycles>1</meta:editing-cycles>
    <meta:generator>OpenOffice/4.0.1$Win32 OpenOffice.org_project/401m5$Build-9714</meta:generator>
  </office:meta>
</office:document-meta>
</file>